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5.8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</style:style>
    <style:style style:name="ce20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b3cac7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</style:style>
    <style:style style:name="ce11" style:family="table-cell" style:parent-style-name="Default">
      <style:table-cell-properties fo:border-bottom="none" fo:border-left="none" fo:border-right="1.5pt solid #000000" fo:border-top="none"/>
    </style:style>
    <style:style style:name="ce12" style:family="table-cell" style:parent-style-name="Default">
      <style:table-cell-properties fo:border-bottom="1.5pt solid #000000" fo:border-left="none" fo:border-right="1.5pt solid #000000" fo:border-top="none"/>
    </style:style>
    <style:style style:name="ce13" style:family="table-cell" style:parent-style-name="Default">
      <style:table-cell-properties fo:border-bottom="none" fo:wrap-option="wrap" fo:border-left="none" fo:border-right="1.5pt solid #000000" fo:border-top="none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12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6" table:number-rows-spanned="1">
            <text:p>FIRST TRY FOR NEW TABLES</text:p>
          </table:table-cell>
          <table:covered-table-cell table:number-columns-repeated="2"/>
          <table:covered-table-cell table:style-name="Default"/>
          <table:covered-table-cell table:number-columns-repeated="1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octor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gln</text:p>
          </table:table-cell>
          <table:table-cell table:style-name="ce21" office:value-type="string" calcext:value-type="string">
            <text:p>gln</text:p>
          </table:table-cell>
          <table:table-cell table:style-name="ce21" office:value-type="string" calcext:value-type="string">
            <text:p>BIG INTEGER</text:p>
          </table:table-cell>
          <table:table-cell table:style-name="ce23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ale, fem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HV number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active, pass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us Reason</text:p>
          </table:table-cell>
          <table:table-cell office:value-type="string" calcext:value-type="string">
            <text:p>status_rea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ad, not willing anymore, reti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e 1</text:p>
          </table:table-cell>
          <table:table-cell office:value-type="string" calcext:value-type="string">
            <text:p>title1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r. pract., Prof. D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e 2</text:p>
          </table:table-cell>
          <table:table-cell office:value-type="string" calcext:value-type="string">
            <text:p>title2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ed., med. Univ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H - doctor type (?)</text:p>
          </table:table-cell>
          <table:table-cell office:value-type="string" calcext:value-type="string">
            <text:p>fmh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General medic,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 diploma</text:p>
          </table:table-cell>
          <table:table-cell office:value-type="string" calcext:value-type="string">
            <text:p>has_diploma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praktik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arz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assisten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egory of pa</text:p>
          </table:table-cell>
          <table:table-cell office:value-type="string" calcext:value-type="string">
            <text:p>pa_categor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heuma, ORL, PA, PA_pädi, Praxis, CURR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Number of students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Studen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 (Matriculation number)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PRIMARY KEY, identifier of each med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Study group</text:p>
          </table:table-cell>
          <table:table-cell table:style-name="ce9" office:value-type="string" calcext:value-type="string">
            <text:p>study_group</text:p>
          </table:table-cell>
          <table:table-cell table:style-name="ce9" office:value-type="string" calcext:value-type="string">
            <text:p>VARCHAR(50)</text:p>
          </table:table-cell>
          <table:table-cell table:style-name="ce12" office:value-type="string" calcext:value-type="string">
            <text:p>A, B, C, D, E, F, Fribourg, Erasmus</text:p>
          </table:table-cell>
          <table:table-cell table:number-columns-repeated="12"/>
        </table:table-row>
        <table:table-row table:style-name="ro1" table:number-rows-repeated="4">
          <table:table-cell table:style-name="ce20"/>
          <table: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Address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dress id</text:p>
          </table:table-cell>
          <table:table-cell table:style-name="ce20" office:value-type="string" calcext:value-type="string">
            <text:p>address_id</text:p>
          </table:table-cell>
          <table:table-cell table:style-name="ce20"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(Street and Nr.)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 telephone number</text:p>
          </table:table-cell>
          <table:table-cell office:value-type="string" calcext:value-type="string">
            <text:p>telephone_praxis</text:p>
          </table:table-cell>
          <table:table-cell office:value-type="string" calcext:value-type="string">
            <text:p>VARCHAR(2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 e-mail</text:p>
          </table:table-cell>
          <table:table-cell office:value-type="string" calcext:value-type="string">
            <text:p>email_praxis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 fax</text:p>
          </table:table-cell>
          <table:table-cell office:value-type="string" calcext:value-type="string">
            <text:p>fax_praxis</text:p>
          </table:table-cell>
          <table:table-cell office:value-type="string" calcext:value-type="string">
            <text:p>VARCHAR(2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vate telephone numb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VARCHAR(2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vate 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vate 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VARCHAR(20)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Website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VARCHAR(100)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Praxis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Praxis ID</text:p>
          </table:table-cell>
          <table:table-cell table:style-name="ce21" office:value-type="string" calcext:value-type="string">
            <text:p>praxis_id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form</text:p>
          </table:table-cell>
          <table:table-cell office:value-type="string" calcext:value-type="string">
            <text:p>praxis_for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Einzelpraxis (EP, individual), Gruppenpraxis (GP, group), Doppelpraxis(DP, doubl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opening date</text:p>
          </table:table-cell>
          <table:table-cell office:value-type="string" calcext:value-type="string">
            <text:p>praxis_opening_d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specialization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ter manag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VARCHAR(100)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Number of students (doctor)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Apprenticeship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Apprenticeship ID</text:p>
          </table:table-cell>
          <table:table-cell table:style-name="ce21" office:value-type="string" calcext:value-type="string">
            <text:p>apprenticeship_id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PRIMARY KEY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Apprenticeship name short</text:p>
          </table:table-cell>
          <table:table-cell office:value-type="string" calcext:value-type="string">
            <text:p>apprenticeship_name_short</text:p>
          </table:table-cell>
          <table:table-cell office:value-type="string" calcext:value-type="string">
            <text:p>VARCHAR(10)</text:p>
          </table:table-cell>
          <table:table-cell table:style-name="ce13" office:value-type="string" calcext:value-type="string">
            <text:p><text:span text:style-name="T1">ET</text:span><text:span text:style-name="T2"> = Einzeltutoriat (Individual tutoring),</text:span><text:span text:style-name="T3"> PB </text:span><text:span text:style-name="T2">= Praxisbesuch (Practice visit), </text:span><text:span text:style-name="T3">KK</text:span><text:span text:style-name="T2"> = Klinischer Kurs (Clinic course), </text:span><text:span text:style-name="T3">BK</text:span><text:span text:style-name="T2"> = Blockkurs (Block course), </text:span><text:span text:style-name="T3">VL1J</text:span><text:span text:style-name="T2"> = Vorlesung 1.Jahr,</text:span></text:p>
            <text:p><text:span text:style-name="T4">ERET = Erasmus Einzeltutoriat (von Brigit zugewiesen), ERKK = Erasmus Klinischer Kurs (bis HS 2018), WJ = Wahlstudienjahr, FET = Fribourg Einzeltutoriat (von Brigit zugewiesen)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renticeship name long</text:p>
          </table:table-cell>
          <table:table-cell office:value-type="string" calcext:value-type="string">
            <text:p>apprenticeship_name_long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Herbstsemester, Frühlingsemes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 short</text:p>
          </table:table-cell>
          <table:table-cell office:value-type="string" calcext:value-type="string">
            <text:p>semester_shor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<text:span text:style-name="T5">HS</text:span> (Herbst / Fall), <text:span text:style-name="T5">FS</text:span> (Frühling / Spri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Course dates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Projec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Project ID</text:p>
          </table:table-cell>
          <table:table-cell table:style-name="ce21" office:value-type="string" calcext:value-type="string">
            <text:p>project_id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name “short"</text:p>
          </table:table-cell>
          <table:table-cell office:value-type="string" calcext:value-type="string">
            <text:p>project_name_shor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FIRE, CARAT, Coco, minSKIN, ALERT, CAROL, Chronic Care Stu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name long</text:p>
          </table:table-cell>
          <table:table-cell office:value-type="string" calcext:value-type="string">
            <text:p>project_name_long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FIRE = Family medicine ICPC Research using Electronic medical records, etc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ject manager (management?)</text:p>
          </table:table-cell>
          <table:table-cell office:value-type="string" calcext:value-type="string">
            <text:p>project_manager</text:p>
          </table:table-cell>
          <table:table-cell office:value-type="string" calcext:value-type="string">
            <text:p>VARCHAR(1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of project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End of project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/>
          <table:table-cell table:number-columns-repeated="1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SpecialistTraining (Fachausbildung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idactic (Didaktik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address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Medic gln</text:p>
          </table:table-cell>
          <table:table-cell table:style-name="ce21" office:value-type="string" calcext:value-type="string">
            <text:p>gln</text:p>
          </table:table-cell>
          <table:table-cell table:style-name="ce21" office:value-type="string" calcext:value-type="string">
            <text:p>BIG INTEGER</text:p>
          </table:table-cell>
          <table:table-cell table:style-name="ce23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address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table:style-name="ce20"/>
          <table: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20"/>
          <table:table-cell/>
          <table:table-cell office:value-type="string" calcext:value-type="string">
            <text:p><text:s/></text:p>
          </table:table-cell>
          <table:table-cell table:style-name="ce20"/>
          <table:table-cell table:number-columns-repeated="12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practic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ID</text:p>
          </table:table-cell>
          <table:table-cell office:value-type="string" calcext:value-type="string">
            <text:p>practic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gree of employment</text:p>
          </table:table-cell>
          <table:table-cell office:value-type="string" calcext:value-type="string">
            <text:p>employment_degr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ipendent (?)</text:p>
          </table:table-cell>
          <table:table-cell office:value-type="string" calcext:value-type="string">
            <text:p>indipendent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20" office:value-type="string" calcext:value-type="string">
            <text:p>end_dt</text:p>
          </table:table-cell>
          <table:table-cell table:style-name="ce20"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practice_id, address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student</text:p>
          </table:table-cell>
          <table:covered-table-cell table:number-columns-repeated="2" table:style-name="ce21"/>
          <table:covered-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, student_id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 table:number-columns-spanned="4" table:number-rows-spanned="1">
            <text:p>t_practice_assistence</text:p>
          </table:table-cell>
          <table:covered-table-cell table:number-columns-repeated="2" table:style-name="ce21"/>
          <table:covered-table-cell table:style-name="ce23"/>
          <table:table-cell table:number-columns-repeated="12"/>
        </table:table-row>
        <table:table-row table:style-name="ro1">
          <table:table-cell table:style-name="ce4" office:value-type="string" calcext:value-type="string">
            <text:p>Lehrpraktiker GLN</text:p>
          </table:table-cell>
          <table:table-cell table:style-name="ce21" office:value-type="string" calcext:value-type="string">
            <text:p>gln_lp</text:p>
          </table:table-cell>
          <table:table-cell table:style-name="ce21" office:value-type="string" calcext:value-type="string">
            <text:p>BIG INTEGER</text:p>
          </table:table-cell>
          <table:table-cell table:style-name="ce23"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assistent GLN</text:p>
          </table:table-cell>
          <table:table-cell office:value-type="string" calcext:value-type="string">
            <text:p>gln_pa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 date</text:p>
          </table:table-cell>
          <table:table-cell office:value-type="string" calcext:value-type="string">
            <text:p>end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9" office:value-type="string" calcext:value-type="string">
            <text:p>(gln_lp, gln_pa)</text:p>
          </table:table-cell>
          <table:table-cell table:style-name="ce9"/>
          <table:table-cell table:style-name="ce12" office:value-type="string" calcext:value-type="string">
            <text:p>PRIMARY KE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2:36.027670101</meta:creation-date>
    <dc:date>2024-03-19T11:03:19.309672005</dc:date>
    <meta:editing-duration>PT10H28M18S</meta:editing-duration>
    <meta:editing-cycles>71</meta:editing-cycles>
    <meta:generator>LibreOffice/7.4.7.2$Linux_X86_64 LibreOffice_project/40$Build-2</meta:generator>
    <meta:document-statistic meta:table-count="1" meta:cell-count="313" meta:object-count="0"/>
  </office:meta>
</office:document-meta>
</file>